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5" table:default-cell-style-name="Default"/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5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00:39:24.925361911</meta:creation-date>
    <dc:date>2024-06-21T01:07:39.369134447</dc:date>
    <meta:editing-duration>PT28M11S</meta:editing-duration>
    <meta:editing-cycles>7</meta:editing-cycles>
    <meta:generator>LibreOffice/7.3.7.2$Linux_X86_64 LibreOffice_project/30$Build-2</meta:generator>
    <meta:document-statistic meta:table-count="1" meta:cell-count="5625" meta:object-count="0"/>
  </office:meta>
</office:document-meta>
</file>